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5e16d" officeooo:paragraph-rsid="0015e16d"/>
    </style:style>
    <style:style style:name="T1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ujan Prabhakar</text:p>
      <text:p text:style-name="P1"/>
      <text:p text:style-name="Standard">Java – sql mcq</text:p>
      <text:p text:style-name="Standard">Q1 - What is the output of the following application?</text:p>
      <text:p text:style-name="Standard">class Automobile {</text:p>
      <text:p text:style-name="Standard"><text:s text:c="4"/>private String drive() {</text:p>
      <text:p text:style-name="Standard"><text:s text:c="8"/>return "Driving vehicle";</text:p>
      <text:p text:style-name="Standard"><text:s text:c="4"/>}</text:p>
      <text:p text:style-name="Standard">}</text:p>
      <text:p text:style-name="Standard"><text:s/></text:p>
      <text:p text:style-name="Standard">class Car extends Automobile {</text:p>
      <text:p text:style-name="Standard"><text:s text:c="4"/>protected String drive() {</text:p>
      <text:p text:style-name="Standard"><text:s text:c="8"/>return "Driving car";</text:p>
      <text:p text:style-name="Standard"><text:s text:c="4"/>}</text:p>
      <text:p text:style-name="Standard">}</text:p>
      <text:p text:style-name="Standard"><text:s/></text:p>
      <text:p text:style-name="Standard">public class ElectricCar extends Car {</text:p>
      <text:p text:style-name="Standard"><text:s/></text:p>
      <text:p text:style-name="Standard"><text:s text:c="4"/>@Override</text:p>
      <text:p text:style-name="Standard"><text:s text:c="4"/>public final String drive() {</text:p>
      <text:p text:style-name="Standard"><text:s text:c="8"/>return "Driving electric car";</text:p>
      <text:p text:style-name="Standard"><text:s text:c="4"/>}</text:p>
      <text:p text:style-name="Standard"><text:s/></text:p>
      <text:p text:style-name="Standard"><text:s text:c="4"/>public static void main(String[] wheels) {</text:p>
      <text:p text:style-name="Standard"><text:s text:c="8"/>final Car car = new ElectricCar();</text:p>
      <text:p text:style-name="Standard"><text:s text:c="8"/>System.out.print(car.drive());</text:p>
      <text:p text:style-name="Standard"><text:s text:c="4"/>}</text:p>
      <text:p text:style-name="Standard">}</text:p>
      <text:p text:style-name="Standard"><text:soft-page-break/>A. Driving vehicle</text:p>
      <text:p text:style-name="Standard"><text:span text:style-name="T1">B. Driving electric car</text:span></text:p>
      <text:p text:style-name="Standard">C. Driving car</text:p>
      <text:p text:style-name="Standard">D. The code does not compile</text:p>
      <text:p text:style-name="Standard">Q2 - Look at the following code and choose the right option for the word :</text:p>
      <text:p text:style-name="Standard">// Shape.java</text:p>
      <text:p text:style-name="Standard">public class Shape {</text:p>
      <text:p text:style-name="Standard"><text:s text:c="4"/>protected void display() {</text:p>
      <text:p text:style-name="Standard"><text:s text:c="8"/>System.out.println("Display-base");</text:p>
      <text:p text:style-name="Standard"><text:s text:c="4"/>}</text:p>
      <text:p text:style-name="Standard">}</text:p>
      <text:p text:style-name="Standard">// Circle.java</text:p>
      <text:p text:style-name="Standard">public class Circle extends Shape { &lt;</text:p>
      <text:p text:style-name="Standard"><text:s text:c="4"/>&lt; access - modifier &gt; void display() {</text:p>
      <text:p text:style-name="Standard"><text:s text:c="8"/>System.out.println("Display-derived");</text:p>
      <text:p text:style-name="Standard"><text:s text:c="4"/>}</text:p>
      <text:p text:style-name="Standard">}</text:p>
      <text:p text:style-name="Standard">a. Only protected can be used.</text:p>
      <text:p text:style-name="Standard"><text:span text:style-name="T1">B. public and protected both can be used.</text:span></text:p>
      <text:p text:style-name="Standard">C. public, protected, and private can be used.</text:p>
      <text:p text:style-name="Standard">d. Only public can be used.</text:p>
      <text:p text:style-name="Standard">Q3 - What will be the output of the following program?</text:p>
      <text:p text:style-name="Standard">class Base {</text:p>
      <text:p text:style-name="Standard"><text:s text:c="4"/>public Base() {</text:p>
      <text:p text:style-name="Standard"><text:s text:c="8"/>System.out.println("Base");</text:p>
      <text:p text:style-name="Standard"><text:s text:c="4"/>}</text:p>
      <text:p text:style-name="Standard">}</text:p>
      <text:p text:style-name="Standard"><text:s/></text:p>
      <text:p text:style-name="Standard">class Derived extends Base {</text:p>
      <text:p text:style-name="Standard"><text:soft-page-break/><text:s text:c="4"/>public Derived() {</text:p>
      <text:p text:style-name="Standard"><text:s text:c="8"/>System.out.println("Derived");</text:p>
      <text:p text:style-name="Standard"><text:s text:c="4"/>}</text:p>
      <text:p text:style-name="Standard">}</text:p>
      <text:p text:style-name="Standard"><text:s/></text:p>
      <text:p text:style-name="Standard">class DeriDerived extends Derived {</text:p>
      <text:p text:style-name="Standard"><text:s text:c="4"/>public DeriDerived() {</text:p>
      <text:p text:style-name="Standard"><text:s text:c="8"/>System.out.println("DeriDerived");</text:p>
      <text:p text:style-name="Standard"><text:s text:c="4"/>}</text:p>
      <text:p text:style-name="Standard">}</text:p>
      <text:p text:style-name="Standard"><text:s/></text:p>
      <text:p text:style-name="Standard">public class Test {</text:p>
      <text:p text:style-name="Standard"><text:s text:c="4"/>public static void main(String[] args) {</text:p>
      <text:p text:style-name="Standard"><text:s text:c="8"/>Derived b = new DeriDerived();</text:p>
      <text:p text:style-name="Standard"><text:s text:c="4"/>}</text:p>
      <text:p text:style-name="Standard">}</text:p>
      <text:p text:style-name="Standard"><text:span text:style-name="T1">a)</text:span></text:p>
      <text:p text:style-name="Standard"><text:span text:style-name="T1">Base</text:span></text:p>
      <text:p text:style-name="Standard"><text:span text:style-name="T1">Derived</text:span></text:p>
      <text:p text:style-name="Standard"><text:span text:style-name="T1">DeriDerived</text:span></text:p>
      <text:p text:style-name="Standard">b)</text:p>
      <text:p text:style-name="Standard">Derived</text:p>
      <text:p text:style-name="Standard">DeriDerived</text:p>
      <text:p text:style-name="Standard">c)</text:p>
      <text:p text:style-name="Standard">DeriDerived</text:p>
      <text:p text:style-name="Standard">Derived</text:p>
      <text:p text:style-name="Standard">Base</text:p>
      <text:p text:style-name="Standard">d)</text:p>
      <text:p text:style-name="Standard">DeriDerived</text:p>
      <text:p text:style-name="Standard"><text:soft-page-break/>Derived</text:p>
      <text:p text:style-name="Standard">Q4 - Consider the following program:</text:p>
      <text:p text:style-name="Standard">class Base {</text:p>
      <text:p text:style-name="Standard"><text:s text:c="4"/>public Base() {</text:p>
      <text:p text:style-name="Standard"><text:s text:c="8"/>System.out.print("Base ");</text:p>
      <text:p text:style-name="Standard"><text:s text:c="4"/>}</text:p>
      <text:p text:style-name="Standard"><text:s/></text:p>
      <text:p text:style-name="Standard"><text:s text:c="4"/>public Base(String s) {</text:p>
      <text:p text:style-name="Standard"><text:s text:c="8"/>System.out.print("Base: " + s);</text:p>
      <text:p text:style-name="Standard"><text:s text:c="4"/>}</text:p>
      <text:p text:style-name="Standard">}</text:p>
      <text:p text:style-name="Standard"><text:s/></text:p>
      <text:p text:style-name="Standard">class Derived extends Base {</text:p>
      <text:p text:style-name="Standard"><text:s text:c="4"/>public Derived(String s) {</text:p>
      <text:p text:style-name="Standard"><text:s text:c="8"/>super(); // Stmt-1</text:p>
      <text:p text:style-name="Standard"><text:s text:c="8"/>super(s); // Stmt-2</text:p>
      <text:p text:style-name="Standard"><text:s text:c="8"/>System.out.print("Derived ");</text:p>
      <text:p text:style-name="Standard"><text:s text:c="4"/>}</text:p>
      <text:p text:style-name="Standard">}</text:p>
      <text:p text:style-name="Standard"><text:s/></text:p>
      <text:p text:style-name="Standard">class Test {</text:p>
      <text:p text:style-name="Standard"><text:s text:c="4"/>public static void main(String[] args) {</text:p>
      <text:p text:style-name="Standard"><text:s text:c="8"/>Base base = new Derived("Hello ");</text:p>
      <text:p text:style-name="Standard"><text:s text:c="4"/>}</text:p>
      <text:p text:style-name="Standard">}</text:p>
      <text:p text:style-name="Standard">Select three correct options from the following list:</text:p>
      <text:p text:style-name="Standard">a) Removing Stmt-1 will make the program compilable and it will print the following: Base Derived.</text:p>
      <text:p text:style-name="Standard">b) Removing Stmt-1 will make the program compilable and it will print the following: Base: Hello Derived.</text:p>
      <text:p text:style-name="Standard"><text:soft-page-break/><text:span text:style-name="T1">c) Removing Stmt-2 will make the program compilable and it will print the following: Base Derived.</text:span></text:p>
      <text:p text:style-name="Standard">d) Removing both Stmt-1 and Stmt-2 will make the program compilable and it will print the following: Base Derived.</text:p>
      <text:p text:style-name="Standard">e) Removing both Stmt-1 and Stmt-2 will make the program compilable and it will print the following: Base: Hello Derived.</text:p>
      <text:p text:style-name="Standard">Q5 - What is the output of the following application?</text:p>
      <text:p text:style-name="Standard">abstract class Car {</text:p>
      <text:p text:style-name="Standard"><text:s text:c="4"/>static {</text:p>
      <text:p text:style-name="Standard"><text:s text:c="8"/>System.out.print("1");</text:p>
      <text:p text:style-name="Standard"><text:s text:c="4"/>}</text:p>
      <text:p text:style-name="Standard"><text:s/></text:p>
      <text:p text:style-name="Standard"><text:s text:c="4"/>public Car(String name) {</text:p>
      <text:p text:style-name="Standard"><text:s text:c="8"/>super();</text:p>
      <text:p text:style-name="Standard"><text:s text:c="8"/>System.out.print("2");</text:p>
      <text:p text:style-name="Standard"><text:s text:c="4"/>}</text:p>
      <text:p text:style-name="Standard"><text:s/></text:p>
      <text:p text:style-name="Standard"><text:s text:c="4"/>{</text:p>
      <text:p text:style-name="Standard"><text:s text:c="8"/>System.out.print("3");</text:p>
      <text:p text:style-name="Standard"><text:s text:c="4"/>}</text:p>
      <text:p text:style-name="Standard">}</text:p>
      <text:p text:style-name="Standard"><text:s/></text:p>
      <text:p text:style-name="Standard">public class BlueCar extends Car {</text:p>
      <text:p text:style-name="Standard"><text:s text:c="4"/>{</text:p>
      <text:p text:style-name="Standard"><text:s text:c="8"/>System.out.print("4");</text:p>
      <text:p text:style-name="Standard"><text:s text:c="4"/>}</text:p>
      <text:p text:style-name="Standard"><text:s/></text:p>
      <text:p text:style-name="Standard"><text:s text:c="4"/>public BlueCar() {</text:p>
      <text:p text:style-name="Standard"><text:s text:c="8"/>super("blue");</text:p>
      <text:p text:style-name="Standard"><text:s text:c="8"/>System.out.print("5");</text:p>
      <text:p text:style-name="Standard"><text:soft-page-break/><text:s text:c="4"/>}</text:p>
      <text:p text:style-name="Standard"><text:s/></text:p>
      <text:p text:style-name="Standard"><text:s text:c="4"/>public static void main(String[] gears) {</text:p>
      <text:p text:style-name="Standard"><text:s text:c="8"/>new BlueCar();</text:p>
      <text:p text:style-name="Standard"><text:s text:c="4"/>}</text:p>
      <text:p text:style-name="Standard">}</text:p>
      <text:p text:style-name="Standard">A. 23451</text:p>
      <text:p text:style-name="Standard">B. 12354</text:p>
      <text:p text:style-name="Standard"><text:span text:style-name="T1">C. 13245</text:span></text:p>
      <text:p text:style-name="Standard">D. The code does not compile.</text:p>
      <text:p text:style-name="Standard"><text:s/></text:p>
      <text:p text:style-name="Standard">Q6 - What is the output of the following application?</text:p>
      <text:p text:style-name="Standard">class Math {</text:p>
      <text:p text:style-name="Standard"><text:s text:c="4"/>public final double secret = 2;</text:p>
      <text:p text:style-name="Standard">}</text:p>
      <text:p text:style-name="Standard"><text:s/></text:p>
      <text:p text:style-name="Standard">class ComplexMath extends Math {</text:p>
      <text:p text:style-name="Standard"><text:s text:c="4"/>public final double secret = 4;</text:p>
      <text:p text:style-name="Standard">}</text:p>
      <text:p text:style-name="Standard"><text:s/></text:p>
      <text:p text:style-name="Standard">public class InfiniteMath extends ComplexMath {</text:p>
      <text:p text:style-name="Standard"><text:s text:c="4"/>public final double secret = 8;</text:p>
      <text:p text:style-name="Standard"><text:s/></text:p>
      <text:p text:style-name="Standard"><text:s text:c="4"/>public static void main(String[] numbers) {</text:p>
      <text:p text:style-name="Standard"><text:s text:c="8"/>Math math = new InfiniteMath();</text:p>
      <text:p text:style-name="Standard"><text:s text:c="8"/>System.out.print(math.secret);</text:p>
      <text:p text:style-name="Standard"><text:s text:c="4"/>}</text:p>
      <text:p text:style-name="Standard">}</text:p>
      <text:p text:style-name="Standard"><text:span text:style-name="T1">A. 2</text:span></text:p>
      <text:p text:style-name="Standard"><text:soft-page-break/>B. 4</text:p>
      <text:p text:style-name="Standard">C. 8</text:p>
      <text:p text:style-name="Standard">D. The code does not compile.</text:p>
      <text:p text:style-name="Standard">Q7 - Consider the following program and predict the output:</text:p>
      <text:p text:style-name="Standard">public class Test {</text:p>
      <text:p text:style-name="Standard"><text:s text:c="4"/>public void print(Integer i) {</text:p>
      <text:p text:style-name="Standard"><text:s text:c="8"/>System.out.println("Integer");</text:p>
      <text:p text:style-name="Standard"><text:s text:c="4"/>}</text:p>
      <text:p text:style-name="Standard"><text:s/></text:p>
      <text:p text:style-name="Standard"><text:s text:c="4"/>public void print(int i) {</text:p>
      <text:p text:style-name="Standard"><text:s text:c="8"/>System.out.println("int");</text:p>
      <text:p text:style-name="Standard"><text:s text:c="4"/>}</text:p>
      <text:p text:style-name="Standard"><text:s/></text:p>
      <text:p text:style-name="Standard"><text:s text:c="4"/>public void print(long i) {</text:p>
      <text:p text:style-name="Standard"><text:s text:c="8"/>System.out.println("long");</text:p>
      <text:p text:style-name="Standard"><text:s text:c="4"/>}</text:p>
      <text:p text:style-name="Standard"><text:s/></text:p>
      <text:p text:style-name="Standard"><text:s text:c="4"/>public static void main(String args[]) {</text:p>
      <text:p text:style-name="Standard"><text:s text:c="8"/>Test test = new Test();</text:p>
      <text:p text:style-name="Standard"><text:s text:c="8"/>test.print(10);</text:p>
      <text:p text:style-name="Standard"><text:s text:c="4"/>}</text:p>
      <text:p text:style-name="Standard">}</text:p>
      <text:p text:style-name="Standard">a) The program results in a compiler error (“ambiguous overload”).</text:p>
      <text:p text:style-name="Standard">b) long</text:p>
      <text:p text:style-name="Standard">c) Integer</text:p>
      <text:p text:style-name="Standard"><text:span text:style-name="T1">d) int</text:span></text:p>
      <text:p text:style-name="Standard"><text:s/></text:p>
      <text:p text:style-name="Standard"><text:s/></text:p>
      <text:p text:style-name="Standard">1. What must be the first characters of a database URL?</text:p>
      <text:p text:style-name="Standard"><text:soft-page-break/>A. db,</text:p>
      <text:p text:style-name="Standard">B. db:</text:p>
      <text:p text:style-name="Standard">C. jdbc,</text:p>
      <text:p text:style-name="Standard"><text:span text:style-name="T1">D. jdbc:</text:span></text:p>
      <text:p text:style-name="Standard"><text:s/></text:p>
      <text:p text:style-name="Standard">2. Which of these obtains a Connection?</text:p>
      <text:p text:style-name="Standard">A. Connection.getConnection(url)</text:p>
      <text:p text:style-name="Standard">B. Driver.getConnection(url)</text:p>
      <text:p text:style-name="Standard"><text:span text:style-name="T1">C. DriverManager.getConnection(url)</text:span></text:p>
      <text:p text:style-name="Standard">D. new Connection(url)</text:p>
      <text:p text:style-name="Standard"><text:s/></text:p>
      <text:p text:style-name="Standard">3. Which is responsible for getting a connection to the database?</text:p>
      <text:p text:style-name="Standard"><text:span text:style-name="T1">A. Driver</text:span></text:p>
      <text:p text:style-name="Standard">B. Connection</text:p>
      <text:p text:style-name="Standard">C. Statement</text:p>
      <text:p text:style-name="Standard">D. ResultSet</text:p>
      <text:p text:style-name="Standard"><text:s/></text:p>
      <text:p text:style-name="Standard">4. What is the output when run with a JDBC 4.0 driver if the "demo" database exists and contains an empty "users" table?</text:p>
      <text:p text:style-name="Standard">String url = "jdbc:derby:demo";</text:p>
      <text:p text:style-name="Standard">try (Connection conn = DriverManager.getConnection(url); Statement stmt = conn.createStatement(); ResultSet rs = stmt.executeQuery("select count(*) from users")) {</text:p>
      <text:p text:style-name="Standard"><text:s text:c="4"/>System.out.println(rs.getInt(1));</text:p>
      <text:p text:style-name="Standard">}</text:p>
      <text:p text:style-name="Standard">A. 0</text:p>
      <text:p text:style-name="Standard">B. 1</text:p>
      <text:p text:style-name="Standard">C. The code does not compile.</text:p>
      <text:p text:style-name="Standard"><text:span text:style-name="T1">D. The code compiles but throws an exception at runtime.</text:span></text:p>
      <text:p text:style-name="Standard"><text:s/></text:p>
      <text:p text:style-name="Standard"><text:soft-page-break/>5. Which resources have their close() method called when this code runs?</text:p>
      <text:p text:style-name="Standard">public static void runQuery(Connection conn) throws SQLException {</text:p>
      <text:p text:style-name="Standard"><text:s text:c="4"/>try (Statement stmt = conn.createStatement()) {</text:p>
      <text:p text:style-name="Standard"><text:s text:c="8"/>ResultSet rs = stmt.executeQuery("select * from clowns");</text:p>
      <text:p text:style-name="Standard"><text:s text:c="8"/>rs.next();</text:p>
      <text:p text:style-name="Standard"><text:s text:c="4"/>}</text:p>
      <text:p text:style-name="Standard">}</text:p>
      <text:p text:style-name="Standard">A. No close() methods are called.</text:p>
      <text:p text:style-name="Standard">B. Only Statement</text:p>
      <text:p text:style-name="Standard">C. Only Statement and Connection</text:p>
      <text:p text:style-name="Standard"><text:span text:style-name="T1">D. Only Statement and ResultSet</text:span></text:p>
      <text:p text:style-name="Standard"><text:s/></text:p>
      <text:p text:style-name="Standard">6. How many rows are added to the colors table from running the following?</text:p>
      <text:p text:style-name="Standard">try (Connection conn = DriverManager.getConnection(url); Statement stmt = conn.createStatement()) {</text:p>
      <text:p text:style-name="Standard"><text:s text:c="4"/>conn.setAutoCommit(false);</text:p>
      <text:p text:style-name="Standard"><text:s text:c="4"/>stmt.executeUpdate("insert into colors values ('red')");</text:p>
      <text:p text:style-name="Standard"><text:s text:c="4"/>stmt.executeUpdate("insert into colors values ('blue')");</text:p>
      <text:p text:style-name="Standard"><text:s text:c="4"/>conn.commit();</text:p>
      <text:p text:style-name="Standard"><text:s text:c="4"/>conn.setAutoCommit(true);</text:p>
      <text:p text:style-name="Standard"><text:s text:c="4"/>stmt.executeUpdate("insert into colors values ('green')");</text:p>
      <text:p text:style-name="Standard">}</text:p>
      <text:p text:style-name="Standard">A. None</text:p>
      <text:p text:style-name="Standard"><text:span text:style-name="T1">B. One</text:span></text:p>
      <text:p text:style-name="Standard">C. Two</text:p>
      <text:p text:style-name="Standard">D. Three</text:p>
      <text:p text:style-name="Standard"><text:s/></text:p>
      <text:p text:style-name="Standard">7. What is the correct order to close database resources?</text:p>
      <text:p text:style-name="Standard">A. Connection then Statement then ResultSet</text:p>
      <text:p text:style-name="Standard"><text:span text:style-name="T1">B. ResultSet then Statement then Connection</text:span></text:p>
      <text:p text:style-name="Standard"><text:soft-page-break/>C. Statement then Connection then ResultSet</text:p>
      <text:p text:style-name="Standard">D. Statement then ResultSet then Connection</text:p>
      <text:p text:style-name="Standard"><text:s/></text:p>
      <text:p text:style-name="Standard">8. Which of the following is not a valid type of ResultSet?</text:p>
      <text:p text:style-name="Standard">A - ResultSet.TYPE_FORWARD_ONLY</text:p>
      <text:p text:style-name="Standard">B - ResultSet.TYPE_SCROLL_INSENSITIVE</text:p>
      <text:p text:style-name="Standard">C - ResultSet.TYPE_SCROLL_SENSITIVE</text:p>
      <text:p text:style-name="Standard"><text:span text:style-name="T1">D - ResultSet.TYPE_BACKWARD_ONLY</text:span></text:p>
      <text:p text:style-name="Standard"><text:s/></text:p>
      <text:p text:style-name="Standard">9. Which JDBC driver type is the JDBC-ODBC type?</text:p>
      <text:p text:style-name="Standard"><text:span text:style-name="T1">Type 1</text:span></text:p>
      <text:p text:style-name="Standard">Type 2</text:p>
      <text:p text:style-name="Standard">Type 3</text:p>
      <text:p text:style-name="Standard">Type 4</text:p>
      <text:p text:style-name="Standard"><text:s/></text:p>
      <text:p text:style-name="Standard">10. Which of the following is efficient than a statement due to the pre-compilation of SQL?</text:p>
      <text:p text:style-name="Standard">A - Statement</text:p>
      <text:p text:style-name="Standard"><text:span text:style-name="T1">B - PreparedStatement</text:span></text:p>
      <text:p text:style-name="Standard">C - CallableStatement</text:p>
      <text:p text:style-name="Standard">D - None of the abov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04:02:50.095366600</meta:creation-date>
    <dc:date>2021-12-01T09:53:52.478000000</dc:date>
    <meta:initial-creator>Poojitha Unnam</meta:initial-creator>
    <meta:generator>LibreOffice/7.1.7.2$Windows_X86_64 LibreOffice_project/c6a4e3954236145e2acb0b65f68614365aeee33f</meta:generator>
    <meta:editing-duration>PT2M3S</meta:editing-duration>
    <meta:editing-cycles>1</meta:editing-cycles>
    <meta:document-statistic meta:table-count="0" meta:image-count="0" meta:object-count="0" meta:page-count="10" meta:paragraph-count="274" meta:word-count="929" meta:character-count="6401" meta:non-whitespace-character-count="5155"/>
    <meta:user-defined meta:name="AppVersion">16.0000</meta:user-defined>
    <meta:template xlink:type="simple" xlink:actuate="onRequest" xlink:title="Normal.dotm" xlink:href=""/>
  </office:meta>
</office:document-meta>
</file>